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2cb49" officeooo:paragraph-rsid="0002cb49" style:font-size-asian="13.1000003814697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2a52" officeooo:paragraph-rsid="00042a52" style:font-size-asian="13.1000003814697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4b692" officeooo:paragraph-rsid="0004b692" style:font-size-asian="13.1000003814697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6071" officeooo:paragraph-rsid="00066071" style:font-size-asian="13.1000003814697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reak-before="page" fo:background-color="transparent"/>
      <style:text-properties fo:font-size="15pt" style:text-underline-style="solid" style:text-underline-width="auto" style:text-underline-color="font-color" fo:font-weight="bold" officeooo:rsid="0006e5f5" officeooo:paragraph-rsid="0006e5f5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6e5f5" officeooo:paragraph-rsid="0006e5f5" style:font-size-asian="13.1000003814697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66071" style:font-weight-asian="normal" style:font-weight-complex="normal"/>
    </style:style>
    <style:style style:name="T5" style:family="text">
      <style:text-properties style:text-underline-style="none" fo:font-weight="normal" officeooo:rsid="0006e5f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trl <text:s/>+ alt + t<text:span text:style-name="T3"> → abre o terminal</text:span></text:p>
      <text:p text:style-name="P2"><text:span text:style-name="T3"/></text:p>
      <text:p text:style-name="P3">cd + diretório<text:span text:style-name="T3"> → vai para o dicionário especificado</text:span></text:p>
      <text:p text:style-name="P3"><text:span text:style-name="T3"/></text:p>
      <text:p text:style-name="P4">ls<text:span text:style-name="T3"> → lista todos os arquivos e diretórios contidos no diretório do momento OU especificado (lembrando que pode ser que seja necessário digitar o “endereço completo” do diretório que se quer dar um olhada, que não seja o que se está no momento)</text:span></text:p>
      <text:p text:style-name="P4"><text:span text:style-name="T3"/></text:p>
      <text:p text:style-name="P4">ls <text:s/>– a<text:span text:style-name="T3"> → mostra todos os arquivos e diretórios, inclusive os oculltos</text:span></text:p>
      <text:p text:style-name="P4"><text:span text:style-name="T3"/></text:p>
      <text:p text:style-name="P4">.<text:span text:style-name="T3"> → refere-se ao repositório atual</text:span></text:p>
      <text:p text:style-name="P4"><text:span text:style-name="T3"/></text:p>
      <text:p text:style-name="P4">..<text:span text:style-name="T3"> → refere-se ao território “pai” daquele que se está no momento, ou seja, o diretório logo acima</text:span></text:p>
      <text:p text:style-name="P4"><text:span text:style-name="T3"/></text:p>
      <text:p text:style-name="P4">cd /<text:span text:style-name="T3"> → vai para a raiz do pc</text:span></text:p>
      <text:p text:style-name="P4"><text:span text:style-name="T3"/></text:p>
      <text:p text:style-name="P4">cd/home<text:span text:style-name="T3"> → </text:span><text:span text:style-name="T4">vai para a pasta principal do pc</text:span></text:p>
      <text:p text:style-name="P4"><text:span text:style-name="T4"/></text:p>
      <text:p text:style-name="P5">clear ou ctrl + l<text:span text:style-name="T3"> → </text:span><text:span text:style-name="T5">limpa o terminal</text:span></text:p>
      <text:p text:style-name="P5"><text:span text:style-name="T5"/></text:p>
      <text:p text:style-name="P6">mkdir<text:span text:style-name="T3"> → cria um diretório “filho” dentro do que se está atualmente</text:span></text:p>
      <text:p text:style-name="P6"><text:span text:style-name="T3"/></text:p>
      <text:p text:style-name="P6">pwd<text:span text:style-name="T3"> → mostra o pat completo,, o caminho absoluto do diretório em que se está</text:span></text:p>
      <text:p text:style-name="P7">OPERAÇÕES COM ARQUIVOS E DIRETÓRIOS</text:p>
      <text:p text:style-name="P6"/>
      <text:p text:style-name="P8"><text:span text:style-name="T6">~ </text:span>→ indica que se está na pasta do usuário</text:p>
      <text:p text:style-name="P8"/>
      <text:p text:style-name="P6">touch<text:span text:style-name="T3"> → cria um arquivo no local em que se está. Deve-se colocar a extensão do arquivo (.txt, .odt...), mas algumas das extensões, como .pdf, vão ter a tag de tipo, mas não vão abrir nos leitores normais, só no terminal</text:span></text:p>
      <text:p text:style-name="P6"><text:span text:style-name="T3"/></text:p>
      <text:p text:style-name="P6">cp<text:span text:style-name="T3"> → copia um arquivo com um nome modificado no diretório em que se está ou uma cópia para um diretório desejado. Observa-se que o original não sofre alteração e que quando se vai mandar pra outro diretório é preciso especificar o path do diretório que irá receber a cópia. Também usa-se o recursivo</text:span></text:p>
      <text:p text:style-name="P6">cp -r arquivo diretórios</text:p>
      <text:p text:style-name="P6"/>
      <text:p text:style-name="P6">cat (vem de conCATenate)<text:span text:style-name="T3"> → mostra o que estáescrito no arquivo</text:span></text:p>
      <text:p text:style-name="P6">cat + &gt;<text:span text:style-name="T3"> → adiciona conteúdo ao arquivo. Observe-se que se já houver conteúdo no arquivo, este comando o apagará e colocará o novo no lugar</text:span></text:p>
      <text:p text:style-name="P6">cat + &gt;&gt;<text:span text:style-name="T3"> → adiciona conteúdo ao arquivo, sem apagar o que já está escrito nele</text:span></text:p>
      <text:p text:style-name="P6">nano<text:span text:style-name="T3"> → permite modificar o conteúdo do arquivo sem precisar abrir um editor de texto correspondente (ou seja, dá pra deletar coisas, consertar erros de ortografia, etc)</text:span></text:p>
      <text:p text:style-name="P6">ctrl + d numa linha vazia<text:span text:style-name="T3"> → sai do modo de edição de qualquer dessas ferramentas</text:span></text:p>
      <text:p text:style-name="P7"><text:span text:style-name="T3"/></text:p>
      <text:p text:style-name="P6"/>
      <text:p text:style-name="P6"/>
      <text:p text:style-name="P6"><text:span text:style-name="T3"/></text:p>
      <text:p text:style-name="P6"><text:span text:style-name="T3"/></text:p>
      <text:p text:style-name="P4"><text:span text:style-name="T3"/></text:p>
      <text:p text:style-name="P4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3T14:15:34.612859183</meta:creation-date>
    <meta:generator>LibreOffice/7.3.5.2$Linux_X86_64 LibreOffice_project/30$Build-2</meta:generator>
    <dc:date>2022-08-13T16:06:52.180332797</dc:date>
    <meta:editing-duration>PT29M35S</meta:editing-duration>
    <meta:editing-cycles>6</meta:editing-cycles>
    <meta:document-statistic meta:table-count="0" meta:image-count="0" meta:object-count="0" meta:page-count="3" meta:paragraph-count="21" meta:word-count="361" meta:character-count="1922" meta:non-whitespace-character-count="1579"/>
  </office:meta>
</office:document-meta>
</file>